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51.59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168.54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118.53mm"/>
    </style:style>
    <style:style style:name="co10" style:family="table-column">
      <style:table-column-properties fo:break-before="auto" style:column-width="20.9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20.64mm"/>
    </style:style>
    <style:style style:name="co13" style:family="table-column">
      <style:table-column-properties fo:break-before="auto" style:column-width="20.37mm"/>
    </style:style>
    <style:style style:name="co14" style:family="table-column">
      <style:table-column-properties fo:break-before="auto" style:column-width="47.89mm"/>
    </style:style>
    <style:style style:name="co15" style:family="table-column">
      <style:table-column-properties fo:break-before="auto" style:column-width="36.51mm"/>
    </style:style>
    <style:style style:name="co16" style:family="table-column">
      <style:table-column-properties fo:break-before="auto" style:column-width="21.17mm"/>
    </style:style>
    <style:style style:name="co17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wrap-option="wrap" style:vertical-align="middle"/>
      <style:text-properties fo:color="#000000"/>
    </style:style>
    <style:style style:name="ce10" style:family="table-cell" style:parent-style-name="Default" style:data-style-name="N0">
      <style:table-cell-properties fo:wrap-option="wrap" style:vertical-align="middle"/>
      <style:text-properties fo:color="#000000" fo:font-size="10pt" style:font-size-asian="10pt" style:font-size-complex="10pt"/>
    </style:style>
    <style:style style:name="ce13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 style:data-style-name="N0">
      <style:table-cell-properties fo:background-color="transparent" fo:wrap-option="wrap" style:vertical-align="middle"/>
      <style:text-properties fo:color="#000000"/>
    </style:style>
  </office:automatic-styles>
  <office:body>
    <office:spreadsheet>
      <table:calculation-settings table:case-sensitive="false" table:search-criteria-must-apply-to-whole-cell="false"/>
      <table:table table:name="enrich00008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number-columns-repeated="1005" table:default-cell-style-name="ce6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4668|</text:p>
          </table:table-cell>
          <table:table-cell office:value-type="string" calcext:value-type="string">
            <text:p>0385483864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in Street Books</text:p>
          </table:table-cell>
          <table:table-cell office:value-type="string" calcext:value-type="string">
            <text:p>Gutsch, William A.</text:p>
          </table:table-cell>
          <table:table-cell office:value-type="string" calcext:value-type="string">
            <text:p>1001 things everyone should know about the universe :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Gutsch 1001 things everyone should know about the universe 1999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4846|</text:p>
          </table:table-cell>
          <table:table-cell office:value-type="string" calcext:value-type="string">
            <text:p>0533132398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Brooks, Jonathan O.</text:p>
          </table:table-cell>
          <table:table-cell office:value-type="string" calcext:value-type="string">
            <text:p>Attributes of the unified field and quantum gravity : On defining the Hubble consta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ooks Attributes the unified field and quantum gravity 2000</text:p>
          </table:table-cell>
          <table:table-cell office:value-type="float" office:value="99094962" calcext:value-type="float">
            <text:p>9909496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4897|</text:p>
          </table:table-cell>
          <table:table-cell office:value-type="string" calcext:value-type="string">
            <text:p>3760746799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Ars-Ed.</text:p>
          </table:table-cell>
          <table:table-cell office:value-type="string" calcext:value-type="string">
            <text:p>Mitton, Jacqueline</text:p>
          </table:table-cell>
          <table:table-cell office:value-type="string" calcext:value-type="string">
            <text:p>Reise ins Universum : Die Welt der Sterne und Planete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tton Reise ins Universum 1999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27166911X</text:p>
          </table:table-cell>
          <table:table-cell table:style-name="ce8"/>
          <table:table-cell table:style-name="ce13" office:value-type="string" calcext:value-type="string">
            <text:p><text:a xlink:href="http://d-nb.info/95615526X" xlink:type="simple">95615526X</text:a>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5010|</text:p>
          </table:table-cell>
          <table:table-cell office:value-type="string" calcext:value-type="string">
            <text:p>3922508278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d. Wiss</text:p>
          </table:table-cell>
          <table:table-cell/>
          <table:table-cell office:value-type="string" calcext:value-type="string">
            <text:p>Kosmologie : Struktur und Entwicklung des Universum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Kosmologie 1988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10484876" calcext:value-type="float">
            <text:p>10484876</text:p>
          </table:table-cell>
          <table:table-cell table:style-name="ce8" office:value-type="string" calcext:value-type="string">
            <text:p>-</text:p>
          </table:table-cell>
          <table:table-cell table:style-name="ce13"/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5014|</text:p>
          </table:table-cell>
          <table:table-cell office:value-type="string" calcext:value-type="string">
            <text:p>978382741848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Hetznecker, Helmut</text:p>
          </table:table-cell>
          <table:table-cell office:value-type="string" calcext:value-type="string">
            <text:p>Expansionsgeschichte des Universums : Vom heissen Urknall zum kalten Kosm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etznecker Expansionsgeschichte des Universums 2007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532035801" calcext:value-type="float">
            <text:p>532035801</text:p>
          </table:table-cell>
          <table:table-cell table:style-name="ce13" office:value-type="string" calcext:value-type="string">
            <text:p><text:a xlink:href="https://gso.gbv.de/DB=2.1/SET=3/TTL=1/MAT=/NOMAT=T/CLK?IKT=8562&amp;TRM=523.1" xlink:type="simple">523.1</text:a></text:p>
          </table:table-cell>
          <table:table-cell table:style-name="ce13" office:value-type="float" office:value="984371095" calcext:value-type="float">
            <text:p>984371095</text:p>
          </table:table-cell>
          <table:table-cell table:style-name="ce8" office:value-type="string" calcext:value-type="string">
            <text:p>523.1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5068|</text:p>
          </table:table-cell>
          <table:table-cell office:value-type="string" calcext:value-type="string">
            <text:p>3498004966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Boslough, John</text:p>
          </table:table-cell>
          <table:table-cell office:value-type="string" calcext:value-type="string">
            <text:p>Jenseits des Ereignishorizonts : Stephen Hawkings Universu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slough Jenseits des Ereignishorizonts 1985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030016096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850998549" calcext:value-type="float">
            <text:p>85099854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5175|</text:p>
          </table:table-cell>
          <table:table-cell office:value-type="string" calcext:value-type="string">
            <text:p>000636652X|</text:p>
          </table:table-cell>
          <table:table-cell office:value-type="string" calcext:value-type="string">
            <text:p>1st issued in pbk.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Fontana/Collins</text:p>
          </table:table-cell>
          <table:table-cell office:value-type="string" calcext:value-type="string">
            <text:p>Boslough, John</text:p>
          </table:table-cell>
          <table:table-cell office:value-type="string" calcext:value-type="string">
            <text:p>Beyond the black hole : Stephen Hawking's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Boslough Beyond the black hole 1986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L01009374156</text:p>
          </table:table-cell>
          <table:table-cell office:value-type="string" calcext:value-type="string">
            <text:p>523.01 523.01/092/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5677|</text:p>
          </table:table-cell>
          <table:table-cell office:value-type="string" calcext:value-type="string">
            <text:p>3785518129|</text:p>
          </table:table-cell>
          <table:table-cell/>
          <table:table-cell office:value-type="string" calcext:value-type="string">
            <text:p>Bayreuth</text:p>
          </table:table-cell>
          <table:table-cell office:value-type="string" calcext:value-type="string">
            <text:p>Loewes</text:p>
          </table:table-cell>
          <table:table-cell office:value-type="string" calcext:value-type="string">
            <text:p>Gaebert, Hans W.</text:p>
          </table:table-cell>
          <table:table-cell office:value-type="string" calcext:value-type="string">
            <text:p>Der grosse Augenblick in der Astronomie :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aebert Der grosse Augenblick der Astronomie 1972</text:p>
          </table:table-cell>
          <table:table-cell office:value-type="float" office:value="73351646" calcext:value-type="float">
            <text:p>73351646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/>
            <text:p>192361260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730004295" calcext:value-type="float">
            <text:p>730004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L010074801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5779|</text:p>
          </table:table-cell>
          <table:table-cell office:value-type="string" calcext:value-type="string">
            <text:p>3498029193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Einsteins Traum : Expeditionen an die Grenzen der Raumzeit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awking Einsteins Traum 1993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129693952" calcext:value-type="float">
            <text:p>129693952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931767393" calcext:value-type="float">
            <text:p>93176739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6064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Dt. Akad. Naturforscher Leopoldina</text:p>
          </table:table-cell>
          <table:table-cell office:value-type="string" calcext:value-type="string">
            <text:p>Heckmann, Otto</text:p>
          </table:table-cell>
          <table:table-cell office:value-type="string" calcext:value-type="string">
            <text:p>Copernicus und die moderne Astronomie :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eckmann Copernicus und die moderne Astronomie 1988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023462361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881336548" calcext:value-type="float">
            <text:p>88133654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6173|</text:p>
          </table:table-cell>
          <table:table-cell office:value-type="string" calcext:value-type="string">
            <text:p>9783527408672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Weinheim</text:p>
          </table:table-cell>
          <table:table-cell office:value-type="string" calcext:value-type="string">
            <text:p>Wiley-VCH</text:p>
          </table:table-cell>
          <table:table-cell office:value-type="string" calcext:value-type="string">
            <text:p>Schilling, Govert</text:p>
          </table:table-cell>
          <table:table-cell office:value-type="string" calcext:value-type="string">
            <text:p>Unser Fenster zum Weltall : 400 Jahre Entdeckungen mit Teleskop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hilling Unser Fenster zum Weltall 2009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6183|</text:p>
          </table:table-cell>
          <table:table-cell office:value-type="string" calcext:value-type="string">
            <text:p>382741685X ; 9783827416858|</text:p>
          </table:table-cell>
          <table:table-cell office:value-type="string" calcext:value-type="string">
            <text:p>5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liessbach, Torsten</text:p>
          </table:table-cell>
          <table:table-cell office:value-type="string" calcext:value-type="string">
            <text:p>Allgemeine Relativitaetstheorie :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liessbach Allgemeine Relativitaetstheorie 2006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51616029X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980324076" calcext:value-type="float">
            <text:p>98032407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6580|</text:p>
          </table:table-cell>
          <table:table-cell office:value-type="string" calcext:value-type="string">
            <text:p>9783831261871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 GmbH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Das Universum : Vol. 2: Dunkle Kraefte und Energien</text:p>
          </table:table-cell>
          <table:table-cell/>
          <table:table-cell office:value-type="string" calcext:value-type="string">
            <text:p>Lesch Das Universum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983554625" calcext:value-type="float">
            <text:p>98355462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6732|</text:p>
          </table:table-cell>
          <table:table-cell office:value-type="string" calcext:value-type="string">
            <text:p>3100629132 ; 3596146275|</text:p>
          </table:table-cell>
          <table:table-cell/>
          <table:table-cell office:value-type="string" calcext:value-type="string">
            <text:p>Frankfurt/M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Rees, Martin</text:p>
          </table:table-cell>
          <table:table-cell office:value-type="string" calcext:value-type="string">
            <text:p>Vor dem Anfang : Eine Geschichte des Universum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Rees Vor dem Anfang 1998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242156029" calcext:value-type="float">
            <text:p>242156029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<text:a xlink:href="http://d-nb.info/95304033X" xlink:type="simple">95304033X</text:a>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7087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, bearb. u. erw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Kasjutinski, W. W.</text:p>
          </table:table-cell>
          <table:table-cell office:value-type="string" calcext:value-type="string">
            <text:p>Probleme der modernen Kosmogonie :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Kasjutinski Probleme der modernen Kosmogonie 1980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711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Karlsruhe</text:p>
          </table:table-cell>
          <table:table-cell office:value-type="string" calcext:value-type="string">
            <text:p>FZJ</text:p>
          </table:table-cell>
          <table:table-cell office:value-type="string" calcext:value-type="string">
            <text:p>Bartelmann, Matthias</text:p>
          </table:table-cell>
          <table:table-cell office:value-type="string" calcext:value-type="string">
            <text:p>Kosmische Spurensuche : Astroteilchenphysik in Deutschland. Ein Forschungsgebiet im Aufbruch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rtelmann Kosmische Spurensuche 200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9332426" calcext:value-type="float">
            <text:p>529332426</text:p>
          </table:table-cell>
          <table:table-cell table:style-name="ce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7398|</text:p>
          </table:table-cell>
          <table:table-cell office:value-type="string" calcext:value-type="string">
            <text:p>9783831261864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 GmbH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Das Universum : Vol. 1: Der Anfang von allem</text:p>
          </table:table-cell>
          <table:table-cell/>
          <table:table-cell office:value-type="string" calcext:value-type="string">
            <text:p>Lesch Das Universum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float" office:value="983555826" calcext:value-type="float">
            <text:p>98355582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7841|</text:p>
          </table:table-cell>
          <table:table-cell office:value-type="string" calcext:value-type="string">
            <text:p>9780981904955|</text:p>
          </table:table-cell>
          <table:table-cell office:value-type="string" calcext:value-type="string">
            <text:p>2nd ed.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Pingree-Hill</text:p>
          </table:table-cell>
          <table:table-cell office:value-type="string" calcext:value-type="string">
            <text:p>Blaha, Stephen</text:p>
          </table:table-cell>
          <table:table-cell office:value-type="string" calcext:value-type="string">
            <text:p>To far stars and galaxies :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ha far stars and galaxies 2009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L01015593245</text:p>
          </table:table-cell>
          <table:table-cell office:value-type="string" calcext:value-type="string">
            <text:p>629.4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8160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75 Min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olyband Medien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Geheimnisse des Universums : Eine fantastische Entdeckungsreise durch die Tiefen von Raum und Zeit!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wking Geheimnisse des Universums 2010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669355739" calcext:value-type="float">
            <text:p>669355739</text:p>
          </table:table-cell>
          <table:table-cell table:style-name="ce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8711|</text:p>
          </table:table-cell>
          <table:table-cell office:value-type="string" calcext:value-type="string">
            <text:p>3860256858|</text:p>
          </table:table-cell>
          <table:table-cell office:value-type="string" calcext:value-type="string">
            <text:p>2., ueberarb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liessbach, Torsten</text:p>
          </table:table-cell>
          <table:table-cell office:value-type="string" calcext:value-type="string">
            <text:p>Allgemeine Relativitaetstheorie :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liessbach Allgemeine Relativitaetstheorie 1995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187294313" calcext:value-type="float">
            <text:p>187294313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943329493" calcext:value-type="float">
            <text:p>94332949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 style:data-style-name="N2" text:time-value="13:25:09.5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29T13:52:40.683000000</meta:creation-date>
    <meta:editing-duration>P0D</meta:editing-duration>
    <meta:editing-cycles>1</meta:editing-cycles>
    <meta:document-statistic meta:table-count="1" meta:cell-count="387" meta:object-count="0"/>
  </office:meta>
</office:document-meta>
</file>